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ace" officeooo:paragraph-rsid="0011cace"/>
    </style:style>
    <style:style style:name="P2" style:family="paragraph" style:parent-style-name="Standard">
      <style:text-properties officeooo:rsid="00136f09" officeooo:paragraph-rsid="00136f09"/>
    </style:style>
    <style:style style:name="T1" style:family="text">
      <style:text-properties officeooo:rsid="0014a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 will be grading the labs – Harpreet Bains - <text:a xlink:type="simple" xlink:href="mailto:hbains11@mylangara.ca" text:style-name="Internet_20_link" text:visited-style-name="Visited_20_Internet_20_Link">hbains11@mylangara.ca</text:a></text:p>
      <text:p text:style-name="P1"/>
      <text:p text:style-name="P1">Help center starts week 2</text:p>
      <text:p text:style-name="P1"/>
      <text:p text:style-name="P2">read chapter 2 for monday</text:p>
      <text:p text:style-name="P2"/>
      <text:p text:style-name="P2">section ‘w01’ must be in subject email line to teacher</text:p>
      <text:p text:style-name="P2"/>
      <text:p text:style-name="P2">read the two slide packages (w1_lec02 and chap 2 <text:span text:style-name="T1">same material diff format</text:span>) before monday – you will be tested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2:49:06.682345019</meta:creation-date>
    <dc:date>2021-01-06T13:15:07.301778264</dc:date>
    <meta:editing-duration>PT5M40S</meta:editing-duration>
    <meta:editing-cycles>1</meta:editing-cycles>
    <meta:document-statistic meta:table-count="0" meta:image-count="0" meta:object-count="0" meta:page-count="1" meta:paragraph-count="5" meta:word-count="49" meta:character-count="282" meta:non-whitespace-character-count="236"/>
    <meta:generator>LibreOffice/6.4.6.2$Linux_X86_64 LibreOffice_project/40$Build-2</meta:generator>
  </office:meta>
</office:document-meta>
</file>